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126.06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s_228_482_diabetes_with_hea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egnancies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BloodPressure</text:p>
          </table:table-cell>
          <table:table-cell office:value-type="string" calcext:value-type="string">
            <text:p>SkinThicknes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DiabetesPedigreeFunctio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627" calcext:value-type="float">
            <text:p>0.6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datasets_228_482_diabetes_with_header.A1:datasets_228_482_diabetes_with_header.I7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20T14:26:55.597140195</dc:date>
    <meta:editing-duration>PT1M48S</meta:editing-duration>
    <meta:editing-cycles>1</meta:editing-cycles>
    <meta:document-statistic meta:table-count="1" meta:cell-count="6921" meta:object-count="0"/>
  </office:meta>
</office:document-meta>
</file>